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170000011664E25D5EE617E9A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535cm" svg:height="5.516cm" svg:x="8.215cm" svg:y="12.379cm">
          <draw:image xlink:href="Pictures/10000000000001170000011664E25D5EE617E9A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16:42:52.294036412</meta:creation-date>
    <dc:date>2018-05-03T16:43:10.805023197</dc:date>
    <meta:editing-duration>PT18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